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line-height="150%" fo:text-align="start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line-height="150%" fo:text-align="start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line-height="150%" fo:text-align="star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9.4cm" svg:height="2.1cm" svg:x="1.8cm" svg:y="6.5cm">
          <text:p text:style-name="P1"><text:span text:style-name="T1">Controller</text:span></text:p>
        </draw:rect>
        <draw:rect draw:style-name="gr1" draw:text-style-name="P3" draw:layer="layout" svg:width="9.4cm" svg:height="8.5cm" svg:x="1.8cm" svg:y="12.3cm">
          <text:p text:style-name="P3"><text:span text:style-name="T2">+ __construct() : void</text:span></text:p>
          <text:p text:style-name="P3"><text:span text:style-name="T2">+ start() : char</text:span></text:p>
          <text:p text:style-name="P3"><text:span text:style-name="T2">+ addForm() : void</text:span></text:p>
          <text:p text:style-name="P3"><text:span text:style-name="T2">+ addDB() : char</text:span></text:p>
          <text:p text:style-name="P3"><text:span text:style-name="T2">+ suppDB() : void</text:span></text:p>
          <text:p text:style-name="P3"><text:span text:style-name="T2">+ updateForm() : int</text:span></text:p>
          <text:p text:style-name="P3"><text:span text:style-name="T2">+ updateDB() : void</text:span></text:p>
        </draw:rect>
        <draw:rect draw:style-name="gr1" draw:text-style-name="P4" draw:layer="layout" svg:width="9.4cm" svg:height="3.7cm" svg:x="1.8cm" svg:y="8.6cm">
          <text:p text:style-name="P4"><text:span text:style-name="T2"><text:s/></text:span><text:span text:style-name="T2">- view : View</text:span></text:p>
          <text:p text:style-name="P4"><text:span text:style-name="T2"><text:s/></text:span><text:span text:style-name="T2">- model : Model</text:span></text:p>
        </draw:rect>
        <draw:rect draw:style-name="gr1" draw:text-style-name="P2" draw:layer="layout" svg:width="9.4cm" svg:height="2.1cm" svg:x="26.7cm" svg:y="1.1cm">
          <text:p text:style-name="P1"><text:span text:style-name="T1">Model</text:span></text:p>
        </draw:rect>
        <draw:rect draw:style-name="gr1" draw:text-style-name="P5" draw:layer="layout" svg:width="9.4cm" svg:height="7.2cm" svg:x="26.7cm" svg:y="9.3cm">
          <text:p text:style-name="P5">+ __construct() : void</text:p>
          <text:p text:style-name="P5">+ getNews() : array</text:p>
          <text:p text:style-name="P5">+ setNew() : array</text:p>
          <text:p text:style-name="P5">+ addDB() : void</text:p>
          <text:p text:style-name="P5">+ suppDB() : void</text:p>
          <text:p text:style-name="P5">+ updateDB() : void</text:p>
        </draw:rect>
        <draw:rect draw:style-name="gr1" draw:text-style-name="P5" draw:layer="layout" svg:width="9.4cm" svg:height="6.1cm" svg:x="26.7cm" svg:y="3.2cm">
          <text:p text:style-name="P5"><text:s/>- connexion : PDO</text:p>
          <text:p text:style-name="P5"><text:s/>- SERVER : char</text:p>
          <text:p text:style-name="P5">- USER : char</text:p>
          <text:p text:style-name="P5">- PASSWORD: char</text:p>
          <text:p text:style-name="P5">- BASE: char</text:p>
        </draw:rect>
        <draw:rect draw:style-name="gr1" draw:text-style-name="P2" draw:layer="layout" svg:width="13.5cm" svg:height="1.885cm" svg:x="24.6cm" svg:y="18.6cm">
          <text:p text:style-name="P1"><text:span text:style-name="T1">View</text:span></text:p>
        </draw:rect>
        <draw:rect draw:style-name="gr1" draw:text-style-name="P5" draw:layer="layout" svg:width="13.5cm" svg:height="6.731cm" svg:x="24.6cm" svg:y="22.369cm">
          <text:p text:style-name="P5">+ __construct() : void</text:p>
          <text:p text:style-name="P5">+ home($listNews : array) : void</text:p>
          <text:p text:style-name="P5"><text:span text:style-name="T2">+ addForm() : void</text:span></text:p>
          <text:p text:style-name="P3"><text:span text:style-name="T2">+ updateForm($new : array) : void</text:span></text:p>
          <text:p text:style-name="P5"><text:span text:style-name="T2">- displayPage() : void</text:span></text:p>
        </draw:rect>
        <draw:rect draw:style-name="gr1" draw:text-style-name="P5" draw:layer="layout" svg:width="13.5cm" svg:height="1.884cm" svg:x="24.6cm" svg:y="20.485cm">
          <text:p text:style-name="P5"><text:s/>- page : char</text:p>
        </draw:rect>
        <draw:line draw:style-name="gr2" draw:text-style-name="P1" draw:layer="layout" svg:x1="11.1cm" svg:y1="13.9cm" svg:x2="26.8cm" svg:y2="7.5cm">
          <text:p/>
        </draw:line>
        <draw:line draw:style-name="gr2" draw:text-style-name="P1" draw:layer="layout" svg:x1="11.1cm" svg:y1="13.9cm" svg:x2="24.6cm" svg:y2="2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e MERGIRIE</meta:initial-creator>
    <meta:creation-date>2020-01-03T14:32:21.78</meta:creation-date>
    <dc:date>2020-01-06T16:33:35.90</dc:date>
    <dc:creator>Maxime MERGIRIE</dc:creator>
    <meta:editing-duration>PT2H42M10S</meta:editing-duration>
    <meta:editing-cycles>3</meta:editing-cycles>
    <meta:generator>OpenOffice/4.1.6$Win32 OpenOffice.org_project/416m1$Build-9790</meta:generator>
    <meta:document-statistic meta:object-count="11"/>
  </office:meta>
</office:document-meta>
</file>